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2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2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2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fo:font-weight="bold" style:font-weight-asian="bold" style:font-weight-complex="bold"/>
    </style:style>
    <style:style style:name="ce19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bold" style:font-weight-complex="bold"/>
    </style:style>
    <style:style style:name="ce2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normal" style:font-weight-complex="normal"/>
    </style:style>
    <style:style style:name="ce22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3" style:family="table-cell" style:parent-style-name="Neutral">
      <style:table-cell-properties fo:border-bottom="none" fo:border-left="0.06pt solid #000000" fo:border-right="none" fo:border-top="none"/>
      <style:text-properties style:font-name="DejaVu Sans Condensed2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2" style:font-weight-asian="bold" style:font-weight-complex="bold"/>
    </style:style>
    <style:style style:name="ce2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mm"/>
      <style:text-properties style:font-name="DejaVu Sans Condensed2" style:font-weight-asian="bold" style:font-weight-complex="bold"/>
    </style:style>
    <style:style style:name="ce27" style:family="table-cell" style:parent-style-name="Default">
      <style:text-properties style:font-name="DejaVu Sans Condensed2"/>
    </style:style>
    <style:style style:name="ce28" style:family="table-cell" style:parent-style-name="Neutral">
      <style:text-properties style:font-name="DejaVu Sans Condensed2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 Condensed2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5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54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name="DejaVu Sans Condensed2" style:font-weight-asian="bold" style:font-weight-complex="bold"/>
    </style:style>
    <style:style style:name="ce55" style:family="table-cell" style:parent-style-name="Accent_20_3">
      <style:table-cell-properties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60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6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64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mm"/>
      <style:text-properties style:font-name="DejaVu Sans Condensed2" style:font-weight-asian="bold" style:font-weight-complex="bold"/>
    </style:style>
    <style:style style:name="ce65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weight-asian="bold" style:font-weight-complex="bold"/>
    </style:style>
    <style:style style:name="ce66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57" style:family="table-cell" style:parent-style-name="Neutral">
      <style:table-cell-properties style:cell-protect="none" style:print-content="true" style:text-align-source="fix" style:repeat-content="false"/>
      <style:paragraph-properties fo:text-align="start" fo:margin-left="0mm"/>
      <style:text-properties style:font-name="DejaVu Sans Condensed2"/>
    </style:style>
    <style:style style:name="ce68" style:family="table-cell" style:parent-style-name="Accent_20_2">
      <style:table-cell-properties fo:border="0.06pt solid #000000"/>
      <style:text-properties style:font-name="DejaVu Sans Condensed2"/>
    </style:style>
    <style:style style:name="ce69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2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normal" style:font-weight-complex="normal"/>
    </style:style>
    <style:style style:name="ce71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  <style:text-properties style:font-name="DejaVu Sans Condensed2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122" style:family="table-cell" style:parent-style-name="Neutral">
      <style:table-cell-properties style:cell-protect="none" style:print-content="true"/>
      <style:text-properties style:font-name="DejaVu Sans Condensed2"/>
    </style:style>
    <style:style style:name="ce75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2"/>
    </style:style>
    <style:style style:name="ce76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77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2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2"/>
    </style:style>
    <style:style style:name="ce141" style:family="table-cell" style:parent-style-name="Good">
      <style:table-cell-properties style:cell-protect="none" style:print-content="true" fo:border="1.05pt solid #000000"/>
      <style:text-properties style:font-name="DejaVu Sans Condensed2"/>
    </style:style>
    <style:style style:name="ce142" style:family="table-cell" style:parent-style-name="Good">
      <style:table-cell-properties style:cell-protect="none" style:print-content="true" style:text-align-source="fix" style:repeat-content="false" fo:border="1.05pt solid #000000"/>
      <style:paragraph-properties fo:text-align="start" fo:margin-left="3.53mm"/>
      <style:text-properties style:font-name="DejaVu Sans Condensed2"/>
    </style:style>
    <style:style style:name="ce83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  <style:text-properties style:font-name="DejaVu Sans Condensed2"/>
    </style:style>
    <style:style style:name="ce85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2"/>
    </style:style>
    <style:style style:name="ce86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2"/>
    </style:style>
    <style:style style:name="ce87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88" style:family="table-cell" style:parent-style-name="Good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89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2"/>
    </style:style>
    <style:style style:name="ce90" style:family="table-cell" style:parent-style-name="Good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91" style:family="table-cell" style:parent-style-name="Good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92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2"/>
    </style:style>
    <style:style style:name="ce93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95" style:family="table-cell" style:parent-style-name="Accent_20_2">
      <style:table-cell-properties fo:border-bottom="0.06pt solid #000000" fo:border-left="none" fo:border-right="none" fo:border-top="0.06pt solid #000000"/>
    </style:style>
    <style:style style:name="ce96" style:family="table-cell" style:parent-style-name="Good">
      <style:table-cell-properties fo:border="1.05pt solid #000000"/>
      <style:text-properties style:font-name="DejaVu Sans Condensed2"/>
    </style:style>
    <style:style style:name="ce97" style:family="table-cell" style:parent-style-name="Neutral">
      <style:table-cell-properties fo:border-bottom="0.06pt solid #000000" fo:border-left="none" fo:border-right="none" fo:border-top="none"/>
      <style:text-properties style:font-name="DejaVu Sans Condensed2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99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Good">
      <style:table-cell-properties style:cell-protect="none" style:print-content="true"/>
      <style:text-properties style:font-name="DejaVu Sans Condensed2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</style:style>
    <style:style style:name="ce155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161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61" style:family="table-cell" style:parent-style-name="Default">
      <style:text-properties style:font-name="DejaVu Sans Condensed2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2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7" table:default-cell-style-name="ce28"/>
        <table:table-column table:style-name="co5" table:number-columns-repeated="34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3"/>
          <table:table-cell table:style-name="ce183"/>
          <table:table-cell table:style-name="ce61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61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164"/>
          <table:table-cell table:style-name="ce97"/>
          <table:table-cell table:style-name="ce99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42"/>
          <table:table-cell table:style-name="ce146"/>
          <table:table-cell table:style-name="ce134"/>
          <table:table-cell table:style-name="ce76" table:number-columns-repeated="2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71"/>
          <table:table-cell table:style-name="ce76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97"/>
          <table:covered-table-cell table:number-columns-repeated="2" table:style-name="ce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71"/>
          <table:covered-table-cell table:number-columns-repeated="2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style-name="ce71"/>
          <table:covered-table-cell table:number-columns-repeated="2" table:style-name="ce76"/>
          <table:covered-table-cell table:style-name="ce92"/>
          <table:covered-table-cell table:style-name="ce97"/>
          <table:covered-table-cell table:number-columns-repeated="2" table:style-name="ce3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table-cell table:style-name="ce61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95"/>
          <table:table-cell table:style-name="ce174"/>
          <table:table-cell table:style-name="ce99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71"/>
          <table:table-cell table:style-name="ce126"/>
          <table:table-cell table:style-name="ce76"/>
          <table:table-cell table:style-name="ce141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71"/>
          <table:table-cell table:style-name="ce135"/>
          <table:table-cell table:style-name="ce76"/>
          <table:table-cell table:style-name="ce141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71"/>
          <table:table-cell table:style-name="ce76" table:number-columns-repeated="2"/>
          <table:table-cell table:style-name="ce141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71"/>
          <table:table-cell table:style-name="ce76" table:number-columns-repeated="2"/>
          <table:table-cell table:style-name="ce141" table:number-columns-repeated="2"/>
          <table:table-cell table:style-name="ce76" table:number-columns-repeated="2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61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141"/>
          <table:table-cell table:style-name="ce76" table:number-columns-repeated="2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141"/>
          <table:table-cell table:style-name="ce76" table:number-columns-repeated="2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style-name="ce75"/>
          <table:covered-table-cell table:style-name="ce9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61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71"/>
          <table:covered-table-cell table:number-columns-repeated="2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style-name="ce71"/>
          <table:covered-table-cell table:number-columns-repeated="2" table:style-name="ce76"/>
          <table:covered-table-cell table:style-name="ce92"/>
          <table:covered-table-cell table:number-columns-repeated="2" table:style-name="ce75"/>
          <table:covered-table-cell table:style-name="ce92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table-cell table:style-name="ce61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5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95" table:number-columns-repeated="2"/>
          <table:table-cell table:style-name="ce100" office:value-type="string" calcext:value-type="string" table:number-columns-spanned="2" table:number-rows-spanned="15">
            <text:p>Exam Period</text:p>
          </table:table-cell>
          <table:covered-table-cell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Texas Hold’em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/>
          <table:table-cell table:style-name="ce88"/>
          <table:table-cell table:style-name="ce90"/>
          <table:table-cell table:style-name="ce91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2"/>
          <table:table-cell table:style-name="ce141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141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54" office:value-type="string" calcext:value-type="string">
            <text:p>Develop Backend Further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Databases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87"/>
          <table:table-cell table:style-name="ce93"/>
          <table:table-cell table:style-name="ce76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Helper Classes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87"/>
          <table:table-cell table:style-name="ce93"/>
          <table:table-cell table:style-name="ce76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60" office:value-type="string" calcext:value-type="string">
            <text:p>Develop Frontend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Activities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141"/>
          <table:table-cell table:style-name="ce76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Link activities to Backend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/>
          <table:table-cell table:style-name="ce141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Create artwork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6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Basic Connectivity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86"/>
          <table:table-cell table:style-name="ce75" table:number-columns-repeated="2"/>
          <table:table-cell table:style-name="ce92"/>
          <table:table-cell table:style-name="ce96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Passing Game Data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86"/>
          <table:table-cell table:style-name="ce75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141"/>
          <table:table-cell table:style-name="ce102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3"/>
          <table:table-cell table:style-name="ce62" office:value-type="string" calcext:value-type="string">
            <text:p>Disconnection Tolerance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86"/>
          <table:table-cell table:style-name="ce75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Default"/>
          <table:table-cell table:style-name="ce141"/>
          <table:table-cell table:style-name="ce76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71"/>
          <table:covered-table-cell table:number-columns-repeated="2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style-name="ce86"/>
          <table:covered-table-cell table:number-columns-repeated="2" table:style-name="ce75"/>
          <table:covered-table-cell table:style-name="ce92"/>
          <table:covered-table-cell table:number-columns-repeated="3" table:style-name="ce75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covered-table-cell table:number-columns-repeated="3" table:style-name="ce76"/>
          <table:covered-table-cell table:style-name="ce83"/>
          <table:table-cell table:style-name="ce27" table:number-columns-repeated="34"/>
        </table:table-row>
        <table:table-row table:style-name="ro1">
          <table:table-cell table:style-name="ce19" office:value-type="string" calcext:value-type="string" table:number-columns-spanned="1" table:number-rows-spanned="6">
            <text:p>Review</text:p>
          </table:table-cell>
          <table:table-cell table:style-name="ce64" office:value-type="string" calcext:value-type="string">
            <text:p>User Review + Feedback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table-cell table:style-name="ce99" office:value-type="string" calcext:value-type="string" table:number-columns-spanned="2" table:number-rows-spanned="9">
            <text:p>Exam Period</text:p>
          </table:table-cell>
          <table:covered-table-cell table:style-name="ce75"/>
          <table:table-cell table:style-name="ce83"/>
          <table:table-cell table:style-name="ce76"/>
          <table:table-cell table:style-name="ce103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9"/>
          <table:table-cell table:style-name="ce64" office:value-type="string" calcext:value-type="string">
            <text:p>Code Review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/>
          <table:table-cell table:style-name="ce103"/>
          <table:table-cell table:style-name="ce141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9"/>
          <table:table-cell table:style-name="ce65" office:value-type="string" calcext:value-type="string">
            <text:p>Quality Review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Resources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2"/>
          <table:table-cell table:style-name="ce104"/>
          <table:table-cell table:style-name="ce141"/>
          <table:table-cell table:style-name="ce83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UI Intuitiveness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2"/>
          <table:table-cell table:style-name="ce104"/>
          <table:table-cell table:style-name="ce76"/>
          <table:table-cell table:style-name="ce14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Look and Feel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2"/>
          <table:table-cell table:style-name="ce104"/>
          <table:table-cell table:style-name="ce76"/>
          <table:table-cell table:style-name="ce14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table-cell table:style-name="ce19" office:value-type="string" calcext:value-type="string" table:number-columns-spanned="1" table:number-rows-spanned="3">
            <text:p>Polishing Up</text:p>
          </table:table-cell>
          <table:table-cell table:style-name="ce65" office:value-type="string" calcext:value-type="string">
            <text:p>Final Testing</text:p>
          </table:table-cell>
          <table:table-cell table:style-name="ce121" table:number-columns-repeated="11"/>
          <table:table-cell table:style-name="ce95" table:number-columns-repeated="2"/>
          <table:covered-table-cell table:number-columns-repeated="2" table:style-name="ce9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Black Box Testing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104"/>
          <table:table-cell table:style-name="ce155"/>
          <table:table-cell table:style-name="ce161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White Box Testing</text:p>
          </table:table-cell>
          <table:table-cell table:style-name="ce71"/>
          <table:table-cell table:style-name="ce76" table:number-columns-repeated="2"/>
          <table:table-cell table:style-name="ce83"/>
          <table:table-cell table:style-name="ce76" table:number-columns-repeated="3"/>
          <table:table-cell table:style-name="ce83"/>
          <table:table-cell table:style-name="ce71"/>
          <table:table-cell table:style-name="ce76" table:number-columns-repeated="2"/>
          <table:table-cell table:style-name="ce92"/>
          <table:table-cell table:style-name="ce75"/>
          <table:covered-table-cell table:number-columns-repeated="2" table:style-name="ce75"/>
          <table:table-cell table:style-name="ce83"/>
          <table:table-cell table:style-name="ce76" table:number-columns-repeated="3"/>
          <table:table-cell table:style-name="ce83"/>
          <table:table-cell table:style-name="ce104"/>
          <table:table-cell table:style-name="ce155"/>
          <table:table-cell table:style-name="ce161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2">
          <table:table-cell table:style-name="ce21" office:value-type="string" calcext:value-type="string" table:number-columns-spanned="30" table:number-rows-spanned="1">
            <text:p><text:span text:style-name="T1">⚑</text:span> Presentation Ready</text:p>
          </table:table-cell>
          <table:covered-table-cell table:style-name="ce57"/>
          <table:covered-table-cell table:number-columns-repeated="11" table:style-name="ce122"/>
          <table:covered-table-cell table:number-columns-repeated="4"/>
          <table:covered-table-cell table:number-columns-repeated="13" table:style-name="ce122"/>
          <table:table-cell table:style-name="ce27" table:number-columns-repeated="34"/>
        </table:table-row>
        <table:table-row table:style-name="ro1">
          <table:table-cell table:style-name="ce22" office:value-type="string" calcext:value-type="string" table:number-columns-spanned="1" table:number-rows-spanned="3">
            <text:p>Presentation Prep</text:p>
          </table:table-cell>
          <table:table-cell table:style-name="ce68" office:value-type="string" calcext:value-type="string">
            <text:p>Write Script</text:p>
          </table:table-cell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13"/>
          <table:table-cell table:style-name="ce68" office:value-type="string" calcext:value-type="string">
            <text:p>Prepare demos</text:p>
          </table:table-cell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14"/>
          <table:table-cell table:style-name="ce68" office:value-type="string" calcext:value-type="string">
            <text:p>Write expected questions / ans.</text:p>
          </table:table-cell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4"/>
          <table:table-cell table:style-name="ce86"/>
          <table:table-cell table:style-name="ce75" table:number-columns-repeated="2"/>
          <table:table-cell table:style-name="ce92"/>
          <table:table-cell table:style-name="ce75" table:number-columns-repeated="3"/>
          <table:table-cell table:style-name="ce92"/>
          <table:table-cell table:style-name="ce27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27" table:number-columns-repeated="34"/>
        </table:table-row>
        <table:table-row table:style-name="ro1">
          <table:table-cell table:style-name="ce2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76" table:number-columns-repeated="3"/>
          <table:table-cell table:style-name="ce83"/>
          <table:table-cell table:style-name="ce87"/>
          <table:table-cell table:style-name="ce89" table:number-columns-repeated="3"/>
          <table:table-cell table:style-name="ce93"/>
          <table:table-cell table:style-name="ce76"/>
          <table:table-cell table:style-name="ce83"/>
          <table:table-cell table:style-name="ce75" table:number-columns-repeated="4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76" table:number-columns-repeated="3"/>
          <table:table-cell table:style-name="ce83"/>
          <table:table-cell table:style-name="ce27" table:number-columns-repeated="34"/>
        </table:table-row>
        <table:table-row table:style-name="ro1">
          <table:covered-table-cell table:style-name="ce16"/>
          <table:table-cell table:style-name="ce69" office:value-type="string" calcext:value-type="string">
            <text:p>Dissertation</text:p>
          </table:table-cell>
          <table:table-cell table:style-name="ce77" table:number-columns-repeated="3"/>
          <table:table-cell table:style-name="ce85"/>
          <table:table-cell table:style-name="ce77" table:number-columns-repeated="3"/>
          <table:table-cell table:style-name="ce85"/>
          <table:table-cell table:style-name="ce77" table:number-columns-repeated="2"/>
          <table:table-cell table:style-name="ce85"/>
          <table:table-cell table:style-name="ce97" table:number-columns-repeated="4"/>
          <table:table-cell table:style-name="ce85"/>
          <table:table-cell table:style-name="ce77"/>
          <table:table-cell table:style-name="ce87"/>
          <table:table-cell table:style-name="ce89" table:number-columns-repeated="7"/>
          <table:table-cell table:style-name="ce93"/>
          <table:table-cell table:style-name="ce77"/>
          <table:table-cell table:style-name="ce85"/>
          <table:table-cell table:style-name="ce27" table:number-columns-repeated="34"/>
        </table:table-row>
        <table:table-row table:style-name="ro1" table:number-rows-repeated="1540">
          <table:table-cell table:style-name="ce27" table:number-columns-repeated="64"/>
        </table:table-row>
        <table:table-row table:style-name="ro1" table:number-rows-repeated="65">
          <table:table-cell table:number-columns-repeated="30"/>
          <table:table-cell table:style-name="ce27" table:number-columns-repeated="34"/>
        </table:table-row>
        <table:table-row table:style-name="ro1" table:number-rows-repeated="10469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2.55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21:49:17.209006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22T22:35:38.736271323</dc:date>
    <meta:editing-duration>PT16H40M16S</meta:editing-duration>
    <meta:editing-cycles>14</meta:editing-cycles>
    <meta:generator>LibreOffice/6.3.2.2$Linux_X86_64 LibreOffice_project/30$Build-2</meta:generator>
    <meta:document-statistic meta:table-count="1" meta:cell-count="96" meta:object-count="0"/>
  </office:meta>
</office:document-meta>
</file>